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style:line-height-at-least="0.476cm" fo:text-indent="0cm" style:auto-text-indent="false"/>
    </style:style>
    <style:style style:name="P3" style:family="paragraph" style:parent-style-name="Standard">
      <style:paragraph-properties fo:margin-left="0cm" fo:margin-right="0cm" fo:text-indent="0cm" style:auto-text-indent="false"/>
    </style:style>
    <style:style style:name="T1" style:family="text">
      <style:text-properties fo:font-variant="normal" fo:text-transform="none" fo:color="#000000" style:font-name="Trebuchet MS" fo:font-size="9.75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Times New Roman1" fo:font-size="14pt" fo:letter-spacing="normal" fo:font-style="normal" fo:font-weight="normal"/>
    </style:style>
    <style:style style:name="T4" style:family="text">
      <style:text-properties fo:font-variant="normal" fo:text-transform="none" fo:color="#000000" style:font-name="Times New Roman1" fo:font-size="14pt" fo:letter-spacing="normal" fo:font-style="italic" fo:font-weight="normal"/>
    </style:style>
    <style:style style:name="T5" style:family="text">
      <style:text-properties fo:font-variant="normal" fo:text-transform="none" fo:color="#76b900" style:font-name="Trebuchet MS" fo:font-size="9.75pt" fo:letter-spacing="normal" fo:font-style="normal" style:text-underline-style="solid" style:text-underline-width="auto" style:text-underline-color="font-color"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www.theconnectivist.com/2013/10/moores-law-is-dead-the-future-of-computing/">http://www.theconnectivist.com/2013/10/moores-law-is-dead-the-future-of-computing/</text:a></text:p>
      <text:p text:style-name="Standard"/>
      <text:p text:style-name="Standard"><text:a xlink:type="simple" xlink:href="http://www.britannica.com/EBchecked/topic/705881/Moores-law">http://www.britannica.com/EBchecked/topic/705881/Moores-law</text:a></text:p>
      <text:p text:style-name="Standard"/>
      <text:p text:style-name="Standard"><text:a xlink:type="simple" xlink:href="http://www.investopedia.com/terms/m/mooreslaw.asp">http://www.investopedia.com/terms/m/mooreslaw.asp</text:a></text:p>
      <text:p text:style-name="Standard"/>
      <text:p text:style-name="Standard"><text:a xlink:type="simple" xlink:href="http://www.forbes.com/2010/04/29/moores-law-computing-processing-opinions-contributors-bill-dally.html">http://www.forbes.com/2010/04/29/moores-law-computing-processing-opinions-contributors-bill-dally.html</text:a></text:p>
      <text:p text:style-name="Standard"/>
      <text:p text:style-name="Standard"><text:a xlink:type="simple" xlink:href="http://www.pcworld.com/article/2033671/breaking-moores-law-how-chipmakers-are-pushing-pcs-to-blistering-new-levels.html">http://www.pcworld.com/article/2033671/breaking-moores-law-how-chipmakers-are-pushing-pcs-to-blistering-new-levels.html</text:a></text:p>
      <text:p text:style-name="Standard"/>
      <text:p text:style-name="Standard"><text:a xlink:type="simple" xlink:href="http://www.mooreslaw.org/">http://www.mooreslaw.org/</text:a></text:p>
      <text:p text:style-name="Standard"/>
      <text:p text:style-name="P2"><text:span text:style-name="T1">CUDA is NVIDIA’s parallel computing architecture that enables dramatic increases in computing performance by harnessing the power of the GPU (graphics processing unit).</text:span> </text:p>
      <text:p text:style-name="P2"/>
      <text:p text:style-name="P2"><text:span text:style-name="T1">The </text:span><text:a xlink:type="simple" xlink:href="http://developer.nvidia.com/cuda" office:target-frame-name="_blank" xlink:show="new"><text:span text:style-name="T5">CUDA®</text:span></text:a><text:span text:style-name="T2">  </text:span><text:span text:style-name="T1">parallel computing platform provides a few simple C and C++ extensions that enable expressing fine-grained and coarse-grained data and task parallelism</text:span> </text:p>
      <text:p text:style-name="Standard"/>
      <text:p text:style-name="Standard"><text:a xlink:type="simple" xlink:href="http://www.nvidia.co.uk/object/cuda-parallel-computing-uk.html">http://www.nvidia.co.uk/object/cuda-parallel-computing-uk.html</text:a></text:p>
      <text:p text:style-name="Standard"/>
      <text:p text:style-name="Standard"><text:a xlink:type="simple" xlink:href="https://www.olcf.ornl.gov/kb_articles/history-of-the-gpgpu/">https://www.olcf.ornl.gov/kb_articles/history-of-the-gpgpu/</text:a></text:p>
      <text:p text:style-name="Standard"/>
      <text:p text:style-name="Standard"><text:a xlink:type="simple" xlink:href="http://www.extremetech.com/computing/116561-the-death-of-cpu-scaling-from-one-core-to-many-and-why-were-still-stuck">http://www.extremetech.com/computing/116561-the-death-of-cpu-scaling-from-one-core-to-many-and-why-were-still-stuck</text:a></text:p>
      <text:p text:style-name="Standard"/>
      <text:p text:style-name="Standard"><text:a xlink:type="simple" xlink:href="https://www.khronos.org/opencl/">https://www.khronos.org/opencl/</text:a></text:p>
      <text:p text:style-name="Standard"/>
      <text:p text:style-name="Standard"><text:a xlink:type="simple" xlink:href="http://streamcomputing.eu/knowledge/what-is/opencl/">http://streamcomputing.eu/knowledge/what-is/opencl/</text:a></text:p>
      <text:p text:style-name="Standard"/>
      <text:p text:style-name="Standard"><text:a xlink:type="simple" xlink:href="http://www.amd.com/uk/Documents/FirePro_OpenCL_Whitepaper.pdf">http://www.amd.com/uk/Documents/FirePro_OpenCL_Whitepaper.pdf</text:a></text:p>
      <text:p text:style-name="Standard"/>
      <text:p text:style-name="Standard"><text:a xlink:type="simple" xlink:href="http://www.mathsisfun.com/algebra/images/matrix-multiply-a.gif">http://www.mathsisfun.com/algebra/images/matrix-multiply-a.gif</text:a></text:p>
      <text:p text:style-name="Standard"/>
      <text:p text:style-name="P1"><text:span text:style-name="T3">Ching-Lung Su; Po-Yu Chen; Chun-Chieh Lan; Long-Sheng Huang; Kuo-Hsuan Wu, "Overview and comparison of OpenCL and CUDA technology for GPGPU," </text:span><text:span text:style-name="T4">Circuits and Systems (APCCAS), 2012 IEEE Asia Pacific Conference on</text:span><text:span text:style-name="T2"> </text:span><text:span text:style-name="T3">, vol., no., pp.448,451, 2-5 Dec. 2012</text:span> </text:p>
      <text:p text:style-name="P1"/>
      <text:p text:style-name="P1"><text:a xlink:type="simple" xlink:href="http://cuda-programming.blogspot.co.uk/2013/01/what-is-cuda-driver-api-and-cuda.html">http://cuda-programming.blogspot.co.uk/2013/01/what-is-cuda-driver-api-and-cuda.html</text:a></text:p>
      <text:p text:style-name="P1"/>
      <text:p text:style-name="P1"><text:span text:style-name="T3">Jianbin Fang; Varbanescu, A.L.; Sips, H., "A Comprehensive Performance Comparison of CUDA and OpenCL," </text:span><text:span text:style-name="T4">Parallel Processing (ICPP), 2011 International Conference on</text:span><text:span text:style-name="T2"> </text:span><text:span text:style-name="T3">, vol., no., pp.216,225, 13-16 Sept. 2011</text:span><text:line-break/><text:span text:style-name="T3">doi: 10.1109/ICPP.2011.45</text:span> </text:p>
      <text:p text:style-name="P1"/>
      <text:p text:style-name="P1">CUDA is aided by texture memory</text:p>
      <text:p text:style-name="P1"/>
      <text:p text:style-name="P1"/>
      <text:p text:style-name="P1"/>
      <text:p text:style-name="P1"><text:soft-page-break/>In CUDA, the texture data on the device memory are read-only from the processing elements and cached in the texture cache. On the other hand, texture memories and caches are not deﬁned in the OpenCL speciﬁcation, because OpenCL has to support not only GPUs but also other compute devices that may not use the textures.</text:p>
      <text:p text:style-name="P1"/>
      <text:p text:style-name="P1">Evaluating Performance and Portability of OpenCL Programs</text:p>
      <text:p text:style-name="P1">Kazuhiko Komatsu1, Katsuto Sato2, Yusuke Arai2, Kentaro Koyama2,Hiroyuki Takizawa2;3, and Hiroaki Kobayashi1;3</text:p>
      <text:p text:style-name="P1"/>
      <text:p text:style-name="P1"><text:a xlink:type="simple" xlink:href="http://ac.els-cdn.com/S0167819111001335/1-s2.0-S0167819111001335-main.pdf?_tid=b78313a6-b421-11e3-81bb-00000aab0f27&amp;acdnat=1395754446_5cfce34a21b36a8f3e7e56b1404589c0">http://ac.els-cdn.com/S0167819111001335/1-s2.0-S0167819111001335-main.pdf?_tid=b78313a6-b421-11e3-81bb-00000aab0f27&amp;acdnat=1395754446_5cfce34a21b36a8f3e7e56b1404589c0</text:a></text:p>
      <text:p text:style-name="P1"/>
      <text:p text:style-name="P1">Common Subexpression Elimination: Alfred V. Aho, Monica S. Lam, Ravi Sethi, and Jeﬀrey D. Ullman. Compilers: Principles, Techniques, &amp; Tools. Addison Wesley, 2nd edition, 2007.</text:p>
      <text:p text:style-name="P1"/>
      <text:p text:style-name="P1"/>
      <text:p text:style-name="P1">OpenCL Memory Model: <text:a xlink:type="simple" xlink:href="http://www.codeproject.com/Articles/122405/Part-OpenCL-Memory-Spaces">http://www.codeproject.com/Articles/122405/Part-OpenCL-Memory-Spaces</text:a></text:p>
      <text:p text:style-name="P1"/>
      <text:p text:style-name="P1">CUDA Memory Model: <text:a xlink:type="simple" xlink:href="http://3dgep.com/wp-content/uploads/2011/11/CUDA-memory-model.gif">http://3dgep.com/wp-content/uploads/2011/11/CUDA-memory-model.gif</text:a></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9:38:56.57</meta:creation-date>
    <dc:date>2014-03-25T17:24:27.26</dc:date>
    <dc:creator>Matthew Nunes</dc:creator>
    <meta:editing-duration>PT18H39M34S</meta:editing-duration>
    <meta:editing-cycles>12</meta:editing-cycles>
    <meta:generator>OpenOffice/4.0.1$Win32 OpenOffice.org_project/401m5$Build-9714</meta:generator>
    <meta:document-statistic meta:table-count="0" meta:image-count="0" meta:object-count="0" meta:page-count="2" meta:paragraph-count="26" meta:word-count="241" meta:character-count="2805"/>
  </office:meta>
</office:document-meta>
</file>